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1" draw:id="id1" draw:layer="layout" svg:width="3.888cm" svg:height="3.5cm" svg:x="3.5cm" svg:y="4cm">
          <text:p text:style-name="P1"><text:span text:style-name="T1">count &gt; 1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" draw:id="id2" draw:layer="layout" svg:width="3.888cm" svg:height="3.5cm" svg:x="3.5cm" svg:y="8.5cm">
          <text:p text:style-name="P1"><text:span text:style-name="T1">optical flow</text:span></text:p>
          <text:p text:style-name="P1"><text:span text:style-name="T1">tracks emp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5.444cm" svg:y1="7.5cm" svg:x2="5.444cm" svg:y2="8.5cm" draw:start-shape="id1" draw:start-glue-point="6" draw:end-shape="id2" svg:d="m5444 7500v1000">
          <text:p/>
        </draw:connector>
        <draw:custom-shape draw:style-name="gr1" draw:text-style-name="P1" xml:id="id3" draw:id="id3" draw:layer="layout" svg:width="4cm" svg:height="3.6cm" svg:x="3.5cm" svg:y="13cm">
          <text:p text:style-name="P1"><text:span text:style-name="T1">average optical flow</text:span></text:p>
          <text:p text:style-name="P1"><text:span text:style-name="T1">displacement &gt; 20</text:span></text:p>
          <text:p text:style-name="P1"><text:span text:style-name="T1">pixel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xml:id="id4" draw:id="id4" draw:layer="layout" svg:width="4cm" svg:height="3.6cm" svg:x="3.5cm" svg:y="17.5cm">
          <text:p text:style-name="P2"><text:span text:style-name="T1">lost more than 30%</text:span></text:p>
          <text:p text:style-name="P2"><text:span text:style-name="T1">of optical flow track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5" draw:id="id5" draw:layer="layout" svg:width="4.5cm" svg:height="1.5cm" svg:x="9cm" svg:y="5cm">
          <text:p text:style-name="P1"><text:span text:style-name="T1">clear optical flow track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4.5cm" svg:height="1.5cm" svg:x="9cm" svg:y="9.5cm">
          <text:p text:style-name="P1"><text:span text:style-name="T1">init new optical flow track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3.5cm" svg:height="1cm" svg:x="13.5cm" svg:y="13.5cm">
          <text:p text:style-name="P1"><text:span text:style-name="T1">reset coun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3.5cm" svg:height="1.5cm" svg:x="8.5cm" svg:y="18.5cm">
          <text:p text:style-name="P1"><text:span text:style-name="T1">count++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5.444cm" svg:y1="12cm" svg:x2="5.5cm" svg:y2="13cm" draw:start-shape="id2" draw:start-glue-point="6" draw:end-shape="id3" draw:end-glue-point="4" svg:d="m5444 12000 56 1000">
          <text:p/>
        </draw:connector>
        <draw:connector draw:style-name="gr2" draw:text-style-name="P2" draw:layer="layout" draw:type="line" svg:x1="5.5cm" svg:y1="16.6cm" svg:x2="5.5cm" svg:y2="17.5cm" draw:start-shape="id3" draw:start-glue-point="6" draw:end-shape="id4" draw:end-glue-point="4" svg:d="m5500 16600v900">
          <text:p/>
        </draw:connector>
        <draw:connector draw:style-name="gr2" draw:text-style-name="P2" draw:layer="layout" draw:type="line" svg:x1="7.388cm" svg:y1="5.75cm" svg:x2="9cm" svg:y2="5.75cm" draw:start-shape="id1" draw:start-glue-point="7" draw:end-shape="id5" draw:end-glue-point="3" svg:d="m7388 5750h1612">
          <text:p/>
        </draw:connector>
        <draw:connector draw:style-name="gr2" draw:text-style-name="P2" draw:layer="layout" draw:type="line" svg:x1="7.388cm" svg:y1="10.25cm" svg:x2="9cm" svg:y2="10.25cm" draw:start-shape="id2" draw:start-glue-point="7" draw:end-shape="id6" draw:end-glue-point="3" svg:d="m7388 10250h1612">
          <text:p/>
        </draw:connector>
        <draw:connector draw:style-name="gr2" draw:text-style-name="P2" draw:layer="layout" svg:x1="13.5cm" svg:y1="5.75cm" svg:x2="15.25cm" svg:y2="13.5cm" draw:start-shape="id5" draw:start-glue-point="1" draw:end-shape="id7" draw:end-glue-point="0" svg:d="m13500 5750h1750v7750">
          <text:p/>
        </draw:connector>
        <draw:connector draw:style-name="gr2" draw:text-style-name="P2" draw:layer="layout" svg:x1="13.5cm" svg:y1="10.25cm" svg:x2="15.25cm" svg:y2="13.5cm" draw:start-shape="id6" draw:start-glue-point="1" draw:end-shape="id7" draw:end-glue-point="0" svg:d="m13500 10250h1750v3250">
          <text:p/>
        </draw:connector>
        <draw:connector draw:style-name="gr2" draw:text-style-name="P2" draw:layer="layout" svg:x1="7.5cm" svg:y1="14.8cm" svg:x2="10.25cm" svg:y2="18.5cm" draw:start-shape="id3" draw:start-glue-point="7" draw:end-shape="id8" draw:end-glue-point="0" svg:d="m7500 14800h2750v3700">
          <text:p/>
        </draw:connector>
        <draw:connector draw:style-name="gr2" draw:text-style-name="P2" draw:layer="layout" svg:x1="7.5cm" svg:y1="19.3cm" svg:x2="8.5cm" svg:y2="19.25cm" draw:start-shape="id4" draw:start-glue-point="7" draw:end-shape="id8" draw:end-glue-point="3" svg:d="m7500 19300h501v-50h499">
          <text:p/>
        </draw:connector>
        <draw:frame draw:style-name="gr3" draw:text-style-name="P4" draw:layer="layout" svg:width="1.5cm" svg:height="0.75cm" svg:x="7.5cm" svg:y="5cm">
          <draw:text-box>
            <text:p text:style-name="P4"><text:span text:style-name="T1">yes</text:span></text:p>
          </draw:text-box>
        </draw:frame>
        <draw:frame draw:style-name="gr3" draw:text-style-name="P4" draw:layer="layout" svg:width="1.5cm" svg:height="0.75cm" svg:x="7.5cm" svg:y="9.5cm">
          <draw:text-box>
            <text:p text:style-name="P4"><text:span text:style-name="T1">yes</text:span></text:p>
          </draw:text-box>
        </draw:frame>
        <draw:frame draw:style-name="gr3" draw:text-style-name="P4" draw:layer="layout" svg:width="1.5cm" svg:height="0.75cm" svg:x="8cm" svg:y="14.25cm">
          <draw:text-box>
            <text:p text:style-name="P4"><text:span text:style-name="T1">yes</text:span></text:p>
          </draw:text-box>
        </draw:frame>
        <draw:frame draw:style-name="gr3" draw:text-style-name="P4" draw:layer="layout" svg:width="1.5cm" svg:height="0.75cm" svg:x="7.5cm" svg:y="19.5cm">
          <draw:text-box>
            <text:p text:style-name="P4"><text:span text:style-name="T1">yes</text:span></text:p>
          </draw:text-box>
        </draw:frame>
        <draw:frame draw:style-name="gr3" draw:text-style-name="P4" draw:layer="layout" svg:width="1.5cm" svg:height="0.75cm" svg:x="6cm" svg:y="7.5cm">
          <draw:text-box>
            <text:p text:style-name="P4"><text:span text:style-name="T1">no</text:span></text:p>
          </draw:text-box>
        </draw:frame>
        <draw:frame draw:style-name="gr3" draw:text-style-name="P4" draw:layer="layout" svg:width="1.5cm" svg:height="0.75cm" svg:x="6cm" svg:y="12cm">
          <draw:text-box>
            <text:p text:style-name="P4"><text:span text:style-name="T1">no</text:span></text:p>
          </draw:text-box>
        </draw:frame>
        <draw:frame draw:style-name="gr3" draw:text-style-name="P4" draw:layer="layout" svg:width="1.5cm" svg:height="0.75cm" svg:x="6cm" svg:y="16.5cm">
          <draw:text-box>
            <text:p text:style-name="P4"><text:span text:style-name="T1">no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ghia </meta:initial-creator>
    <meta:creation-date>2012-01-30T23:32:51</meta:creation-date>
    <dc:date>2012-02-04T00:47:32</dc:date>
    <dc:creator>Nghia </dc:creator>
    <meta:editing-duration>PT31M23S</meta:editing-duration>
    <meta:editing-cycles>11</meta:editing-cycles>
    <meta:generator>LibreOffice/3.4$Unix LibreOffice_project/340m1$Build-402</meta:generator>
    <meta:document-statistic meta:object-count="24"/>
  </office:meta>
</office:document-meta>
</file>